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hadow="none"/>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paragraph-properties fo:text-align="justify" style:justify-single-word="false"/>
      <style:text-properties officeooo:paragraph-rsid="00156ed8"/>
    </style:style>
    <style:style style:name="P10" style:family="paragraph" style:parent-style-name="Standard">
      <style:paragraph-properties fo:text-align="justify" style:justify-single-word="false" fo:break-before="page"/>
      <style:text-properties style:font-name="Open Sans" officeooo:rsid="0014a288" officeooo:paragraph-rsid="00156ed8"/>
    </style:style>
    <style:style style:name="P11" style:family="paragraph" style:parent-style-name="Standard">
      <style:text-properties style:font-name="Open Sans" fo:font-style="italic" officeooo:rsid="0012ac96" officeooo:paragraph-rsid="0012ac96" style:font-style-asian="italic" style:font-style-complex="italic"/>
    </style:style>
    <style:style style:name="P12" style:family="paragraph" style:parent-style-name="Standard">
      <style:text-properties style:font-name="Open Sans" fo:font-style="italic" officeooo:rsid="0014a288" officeooo:paragraph-rsid="0014a288" style:font-style-asian="italic" style:font-style-complex="italic"/>
    </style:style>
    <style:style style:name="P13" style:family="paragraph" style:parent-style-name="Standard">
      <style:text-properties style:font-name="Open Sans" fo:font-style="normal" officeooo:rsid="0012ac96" officeooo:paragraph-rsid="0012ac96" style:font-style-asian="normal" style:font-style-complex="normal"/>
    </style:style>
    <style:style style:name="P14" style:family="paragraph" style:parent-style-name="Standard">
      <style:text-properties style:font-name="Open Sans" fo:font-style="normal" officeooo:rsid="0014a288" officeooo:paragraph-rsid="0014a288" style:font-style-asian="normal" style:font-style-complex="normal"/>
    </style:style>
    <style:style style:name="P15" style:family="paragraph" style:parent-style-name="Standard">
      <style:text-properties style:font-name="Open Sans" fo:font-style="normal" officeooo:rsid="00156ed8" officeooo:paragraph-rsid="0014a288" style:font-style-asian="normal" style:font-style-complex="normal"/>
    </style:style>
    <style:style style:name="P16"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7"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9"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rsid="001d8d82" officeooo:paragraph-rsid="00264545"/>
    </style:style>
    <style:style style:name="P21" style:family="paragraph" style:parent-style-name="Standard">
      <style:paragraph-properties fo:text-align="justify" style:justify-single-word="false"/>
      <style:text-properties officeooo:rsid="001ba0b0" officeooo:paragraph-rsid="001ba0b0"/>
    </style:style>
    <style:style style:name="P22" style:family="paragraph" style:parent-style-name="Standard">
      <style:paragraph-properties fo:text-align="justify" style:justify-single-word="false" fo:break-before="page"/>
      <style:text-properties officeooo:rsid="001d8d82" officeooo:paragraph-rsid="00264545"/>
    </style:style>
    <style:style style:name="P23"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italic" fo:font-weight="normal" officeooo:rsid="00264ef6" style:font-style-asian="italic" style:font-weight-asian="normal" style:font-style-complex="italic" style:font-weight-complex="normal"/>
    </style:style>
    <style:style style:name="T26" style:family="text">
      <style:text-properties style:font-name="Open Sans" fo:font-style="italic" fo:font-weight="normal" officeooo:rsid="0029b4cd" style:font-style-asian="italic" style:font-weight-asian="normal" style:font-style-complex="italic" style:font-weight-complex="normal"/>
    </style:style>
    <style:style style:name="T27"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11"><text:tab/>“1. f. Acción y efecto de programar.”</text:p>
      <text:p text:style-name="P13"/>
      <text:p text:style-name="P13"><text:tab/>...Se lo que estas pensando en este momento...</text:p>
      <text:p text:style-name="P13"/>
      <text:p text:style-name="P13"><draw:frame draw:style-name="fr1" draw:name="Imagen1" text:anchor-type="paragraph" svg:width="7.193cm" svg:height="7.193cm" draw:z-index="0"><draw:image xlink:href="Pictures/10000201000001F4000001F494BDB7E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7">Podríamos quedarnos ahí, o p</text:span>odríamos continuar y ver que nos dice acerca de la palabra “programar”:</text:p>
      <text:p text:style-name="P14"/>
      <text:p text:style-name="P4"><text:span text:style-name="T3"><text:tab/></text:span><text:span text:style-name="T1">“1. tr. Formar programas.” (Seguimos con la misma cara)</text:span></text:p>
      <text:p text:style-name="P12"><text:tab/>“2. tr. Idear y ordenar las acciones necesarias para realizar algo.”</text:p>
      <text:p text:style-name="P14"/>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5"/>
      <text:p text:style-name="P4"><text:span text:style-name="T4"><text:tab/></text:span><text:span text:style-name="T2">“7. m. Proyecto ordenado de actividades.”</text:span></text:p>
      <text:p text:style-name="P15"/>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10"><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6"><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9"><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7"/>
      <text:p text:style-name="P17"><draw:frame draw:style-name="fr1" draw:name="Imagen2" text:anchor-type="paragraph" svg:width="11.386cm" svg:height="8.752cm" draw:z-index="1"><draw:image xlink:href="Pictures/100000000000032000000267DF570F5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18"><text:tab/>Dicho todo esto, por sí solo te darás cuenta que la programación es la acción de formar un conjunto de instrucciones para luego ser ejecutadas. Ahora que la palabra programación no asusta tanto podemos empezar.</text:p>
      <text:p text:style-name="P20"><text:span text:style-name="T10"><text:tab/>Te preguntaras ahora ¿Pero como realizo la acción de formar un conjunto de instrucciones? Eso se hace escribiendo un código en un lenguaje de programación, pero ya veremos ese tema más adelante.</text:span></text:p>
      <text:p text:style-name="P22"><text:span text:style-name="T14"><text:tab/></text:span><text:span text:style-name="T9">1.2 Software</text:span></text:p>
      <text:p text:style-name="P19"/>
      <text:p text:style-name="P21"><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21"><text:span text:style-name="T19"/></text:p>
      <text:p text:style-name="P21"><text:span text:style-name="T19"><text:tab/></text:span><text:span text:style-name="T25">“Es el conjunto de los programas de cómputo, procedimientos, reglas, documentación y datos asociados, que forman parte de las operaciones de un sistema de computación.”</text:span></text:p>
      <text:p text:style-name="P21"><text:span text:style-name="T19"/></text:p>
      <text:p text:style-name="P21"><text:span text:style-name="T19"><text:tab/></text:span><text:span text:style-name="T20">Dicho de otro modo, es la parte lógica de la computadora.</text:span></text:p>
      <text:p text:style-name="P21"><text:span text:style-name="T20"/></text:p>
      <table:table table:name="Nota1" table:style-name="Nota1">
        <table:table-column table:style-name="Nota1.A"/>
        <table:table-row>
          <table:table-cell table:style-name="Nota1.A1" office:value-type="string">
            <text:p text:style-name="P23">Nota:</text:p>
            <text:p text:style-name="P23"><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21"><text:span text:style-name="T20"/></text:p>
      <text:p text:style-name="P21"><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26">“...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11:07:49.020654371</dc:date>
    <meta:editing-duration>PT1H38M48S</meta:editing-duration>
    <meta:editing-cycles>24</meta:editing-cycles>
    <meta:generator>LibreOffice/4.3.7.2$Linux_X86_64 LibreOffice_project/430m0$Build-2</meta:generator>
    <meta:document-statistic meta:table-count="1" meta:image-count="2" meta:object-count="0" meta:page-count="3" meta:paragraph-count="25" meta:word-count="710" meta:character-count="4272" meta:non-whitespace-character-count="3565"/>
  </office:meta>
</office:document-meta>
</file>